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text-properties style:font-name="Times New Roman" style:font-name-asian="Times New Roman" style:font-name-complex="Times New Roman"/>
    </style:style>
    <style:style style:name="P3" style:family="paragraph" style:parent-style-name="Standard" style:master-page-name="Standard">
      <style:paragraph-properties fo:line-height="115%" fo:text-align="center" style:justify-single-word="false" style:page-number="auto" fo:break-before="auto" fo:break-after="auto" style:writing-mode="lr-tb"/>
    </style:style>
    <style:style style:name="P4" style:family="paragraph" style:parent-style-name="Standard">
      <style:paragraph-properties fo:line-height="115%" fo:text-align="center" style:justify-single-word="false" fo:break-before="auto" fo:break-after="auto" style:writing-mode="lr-tb"/>
      <style:text-properties style:font-name="Times New Roman" fo:font-weight="bold" style:font-name-asian="Times New Roman" style:font-weight-asian="bold" style:font-name-complex="Times New Roman" style:font-weight-complex="bold"/>
    </style:style>
    <style:style style:name="P5" style:family="paragraph" style:parent-style-name="Standard">
      <style:paragraph-properties fo:line-height="115%" fo:text-align="justify" style:justify-single-word="false" fo:break-before="auto" fo:break-after="auto" style:writing-mode="lr-tb"/>
    </style:style>
    <style:style style:name="P6" style:family="paragraph">
      <style:paragraph-properties fo:margin-left="0cm" fo:margin-right="0cm" fo:margin-top="0cm" fo:margin-bottom="0cm" fo:line-height="100%" fo:text-align="start" fo:text-indent="0cm" style:writing-mode="lr-tb"/>
    </style:style>
    <style:style style:name="T1" style:family="text">
      <style:text-properties style:font-name="Times New Roman" fo:font-weight="bold" style:font-name-asian="Times New Roman" style:font-weight-asian="bold" style:font-name-complex="Times New Roman" style:font-weight-complex="bold"/>
    </style:style>
    <style:style style:name="T2" style:family="text">
      <style:text-properties style:font-name="Times New Roman" style:font-name-asian="Times New Roman" style:font-name-complex="Times New Roman"/>
    </style:style>
    <style:style style:name="T3" style:family="text">
      <style:text-properties fo:color="#1155cc" style:font-name="Times New Roman" style:text-underline-style="solid" style:text-underline-width="auto" style:text-underline-color="font-color" style:font-name-asian="Times New Roman" style:font-name-complex="Times New Roman"/>
    </style:style>
    <style:style style:name="T4"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Sekrety Wieży Zegarowej VI</text:span></text:p>
      <text:p text:style-name="P4"><text:s/></text:p>
      <text:p text:style-name="P1"><text:span text:style-name="T2">Witam wszystkich po wyjątkowo długiej przerwie. Magazyny się zmieniają, dokonuje się ogromnych przekształceń, ale mimo całego tego chaosu, „Sekrety Wieży Zegarowej” znowu wyszły na światło dzienne, tym razem w Equestria Times. Nowych czytelników krótko wprowadzę – jest to cykliczna seria porad dla pisarzy, zarówno początkujących, jak i zaawansowanych. Nie staram się tutaj wyłożyć najbardziej elementarnej wiedzy, tylko pokazać Wam parę tricków i sztuczek, które być może nauczą Was innego spojrzenia na proces kreacji.</text:span></text:p>
      <text:p text:style-name="P1"><text:span text:style-name="T2">Ostatnio mówiłem o zabiegach literackich i scenach walki… Tym razem pójdziemy o jeden poziom w górę i weźmiemy na warsztat jeszcze poważniejsze tematy. Dzisiaj powiem o pewnym elemencie, który w prosty sposób może uatrakcyjnić nasze fanfiki, bardzo szybko i „niedrogo”. Drugie zagadnienie natomiast, na nieszczęście czytelników, często traktowane jest przez autorów po macoszemu, mimo jego ogromnego wpływu na jakość opowiadań.</text:span></text:p>
      <text:p text:style-name="P1"><text:span text:style-name="T2">Do dzieła! Oto pierwszy dzisiejszy temat:</text:span></text:p>
      <text:p text:style-name="P1"><text:span text:style-name="T1">Potęga przeszłości – retrospekcje</text:span></text:p>
      <text:p text:style-name="P1"><text:span text:style-name="T2">Ta część poświęcona jest jednemu z najpotężniejszych narzędzi, jakiego możemy użyć, by polepszyć jakość kreacji naszego świata, fabuły, bohaterów, ogólnie całego dzieła. Chodzi mi mianowicie o retrospekcję, która w stosunkowo prosty do zaaranżowania sposób potrafi przenieść nasze opowiadania na inną płaszczyznę, wynieść je na wyższy poziom.</text:span></text:p>
      <text:p text:style-name="P1"><text:span text:style-name="T2">Standardowo zacznijmy od jakiegoś rozrysowania tematu i definicji. Od razu zapowiadam, że wrócimy jeszcze do pokrewnego zagadnienia – źródeł pisanych, takich jak kroniki i pamiętniki, ale to dopiero w następnym numerze. Tym razem zajmiemy się retrospekcją w najprostszej, typowej wręcz definicji – potraktujemy ją jako przedstawienie wydarzeń przeszłości w formie opowieści postaci lub poprzez narrację. Chwilowo nie zajmujemy się przypadkiem, gdy stosuje się do tego np. listy.</text:span></text:p>
      <text:p text:style-name="P1"><text:span text:style-name="T2">Umiejętne użycie retrospekcji w tekście niesie ogrom zalet. Oto kilka możliwości wraz z krótką prezentacją:</text:span></text:p>
      <text:p text:style-name="P1"><text:span text:style-name="T2">Zacznijmy od przykładu najprostszego i jednocześnie chyba najbardziej pomocnego – wpływu dobrej retrospekcji na splatanie fabuły. Mamy zarysowane wojenno-mroczne opowiadanie, a w nim jednego z bohaterów, będącego gryfem. Małomówny, ale pomocny osobnik, do tego wszystkiego bardzo cenny dla protagonistów i gotowy podzielić się swoją rozległą wiedzą. Ma jednak specyficzną cechę – wyjątkowo unika przedstawicieli swojego gatunku, zupełnie jakby miał na tym punkcie solidną paranoję. Inni traktują to jako osobliwe, ale nie niebezpieczne; dopiero co skończyła się otwarta wojna, a poddani Króla Gryfów patrzą nieprzychylnym okiem na tych, którzy zbratali się z kucykami. Pewnie gdyby dopadli takiego „kolaboranta” w swoje szpony, zrobiliby z niego pieczeń z gryfa…</text:span></text:p>
      <text:p text:style-name="P1"><text:span text:style-name="T2">Sytuacja zaognia się, stagnacja dobiega końca, rasy znowu rzucają się sobie do gardeł. W tym właśnie momencie możemy rzucić naszą retrospekcję, która kompletnie wywróci do góry nogami przeszłość, teraźniejszość i przyszłość. Przedstawiamy wydarzenia sprzed paru lat, gdzie ów gryf był nikim innym, tylko jednym z największych i najważniejszych generałów Króla Gryfów. To on był twórcą doskonałego planu inwazji, zastosowanego podczas wojny… który niestety się nie sprawdził ze względu na spisek, który odsunął generała od stanowiska i zmusił go do ucieczki. W ten sposób modelujemy opinię czytelnika o samym bohaterze, gryfach i wojnie, w zależności od naszej woli możemy albo przedstawić te rzeczy w łaskawszym, albo w gorszym świetle. Oprócz tego fundujemy odpowiedź na kilka ważnych pytań, które padły wcześniej, i tworzymy następne, podstawowe – co dalej? W końcu na podstawie </text:span><text:soft-page-break/><text:span text:style-name="T2">nowych danych obraz kompletnie się zmienił… Tak oto uczyniliśmy nasze dzieło ciekawszym, fabułę znacznie bardziej interesującą, a świat bogatszym. Żyć nie umierać.</text:span></text:p>
      <text:p text:style-name="P1"><text:span text:style-name="T2">Kolejny przykład, tym razem dodający wiele do kreacji bohaterów i wizji naszej fikcyjnej rzeczywistości. Tworzymy nie jedną, a kilka retrospekcji, wszystkie dotyczące tej samej sprawy, tylko z różnych perspektyw. Oto i przykład:</text:span></text:p>
      <text:p text:style-name="P1"><text:span text:style-name="T2">Tym razem coś innego, bardziej zagadkowego. Akcja dzieje się w Canterlot, Twilight wyrusza śladem pewnej zaginionej księgi, co do której istnieje podejrzenie, że może zawierać w sobie wiedzę o zakazanej magii. By jednak dowiedzieć się wszystkiego na jej temat, musi poznać historie tych, którzy widzieli przedmiot ostatni raz. Jest trójka takich kucyków: Księżniczka Celestia, Shining Armor i znajdująca się obecnie w zakładzie dla obłąkanych (a co, dodajmy kolorytu!) Trixie. Fioletowa klacz wyrusza na poszukiwania, rozmawia ze swoją mentorką, poznajemy pierwszą retrospekcję, niestety nie dowiadujemy się z niej dużo, ot tyle, że księga była niebezpieczna i została solidnie zamknięta w głębokich lochach, do których nikt niepowołany nie miał wstępu. Ktoś musiał się włamać, bowiem do tej części podziemi nikt nigdy nie schodził…</text:span></text:p>
      <text:p text:style-name="P1"><text:span text:style-name="T2">Kłóci się to jednak z opowieścią Shininga, który w tajemnicy mówi siostrze, że widział kiedyś schodzącą po schodach do zakazanej części lochów Lunę. Wspominał też coś o pewnej błękitnej klaczy, która niezdrowo interesowała się księgą, aż skończyła w wariatkowie, porażona złą mocą. Twilight udaje się do zakładu zamkniętego, gdzie w końcu udaje jej się wydobyć ostatni element od porażonej mrocznymi mocami Trixie – trzecią retrospekcję. Otóż klaczy udało się wkraść do lochów, jednak już nie znalazła tam księgi. Dotarła do niej natomiast straszliwa prawda, za którą przyszło jej drogo zapłacić – fizyczna postać przedmiotu przestała istnieć, całkowicie wtapiając się w umysł Księżniczki Luny, która teraz nie może sobie z nim poradzić. Celestia dowiedziała się o wszystkim i zatuszowała sprawę w obawie o dobro swojej siostry.</text:span></text:p>
      <text:p text:style-name="P1"><text:span text:style-name="T2">Mnóstwo nierozwiązanych wątków, tajemnica, poddawanie w wątpliwość prawdziwości słów innych, aż wreszcie rozwiązanie… W ten sposób mamy już zarysowaną fabułę fanfika, która może się udać, a różnymi retrospekcjami pokazaliśmy też kilka wizji jednego problemu. Kolejny sukces.</text:span></text:p>
      <text:p text:style-name="P1"><text:span text:style-name="T2">Jest jeszcze jedna rola retrospekcji, trochę trudniejsza od dwóch wcześniejszych, jednak mogąca dać nadzwyczajne wyniki w naszym światotworzeniu. Cofamy się tu w czasie nie tylko po to, by rozwinąć postać i dane wydarzenia, chcemy też pokazać, jak zmieniły się czasy i bohater. Subtelnie zarysowujemy zmiany w jego zachowaniu, podejściu, wspominamy coś o jego ideałach. Możemy też pokazać, że nastała inna epoka – jeszcze dwadzieścia lat wcześniej wszyscy żyli w wielkiej obawie przed inwazją podmieńców, podejrzliwie traktując każdą osobę, a teraz? Wszelkie niesnaski odeszły w zapomnienie. W ten sposób czynimy historię naszego świata realną, nadajemy rzeczywistości potrzebnego realizmu i kontrastu.</text:span></text:p>
      <text:p text:style-name="P1"><text:span text:style-name="T2">Retrospekcje są potężnym narzędziem, które warto używać rozsądnie. Już teraz zapowiadam, że temat zostanie jeszcze rozwinięty w następnych numerach.</text:span></text:p>
      <text:p text:style-name="P1"><text:span text:style-name="T1">Miejsca mocy – początek</text:span></text:p>
      <text:p text:style-name="P1"><text:span text:style-name="T2">Są w opowiadaniach dwa niezwykle istotne punkty, tak ważne, że w tytule tej części nazwałem je „miejscami mocy”. To między innymi od ich zagospodarowania zależy, jak potoczą się losy tekstu. Co jest aż tak istotne? Odpowiedź jest prostsza, niż można się spodziewać – są to początek i koniec.</text:span></text:p>
      <text:p text:style-name="P1"><text:span text:style-name="T2">Na wstępie absolutna oczywistość, by uniknąć niedomówień. Jeśli istniałby tekst, który miałby świetny początek i równie świetny koniec, a wszystko inne słabe, to raczej go to nie uratuje, choć i tak poprawi jego jakość. Te dwa punkty nie są remedium na wszelkie problemy literackie, tylko sporą szansą do wykorzystania. Tak samo naprawdę znakomity fanfik z kiepskim początkiem i fatalnym zakończeniem </text:span><text:soft-page-break/><text:span text:style-name="T2">również może być bardzo dobry. Pomyślmy jednak, o ile lepszy mógłby być, gdyby autor postarał się bardziej w tych dwóch miejscach…</text:span></text:p>
      <text:p text:style-name="P1"><text:span text:style-name="T2">Ponieważ jest to kolejny temat rzeka, nie dam niestety rady jednocześnie omówić sztuki początku i końca, dlatego zajmę się jedynie tym pierwszym. Spodziewajcie się dokończenia w następnym numerze.</text:span></text:p>
      <text:p text:style-name="P1"><text:span text:style-name="T2">Kwestia początku. Pełni on kilka zasadniczych funkcji, przede wszystkim jednak jego największą rolą pozostaje zdobycie uwagi czytelnika, który dopiero zaczyna lekturę. O tekście wie tylko tyle, co usłyszał z opinii lub przeczytał we wstępie (że tak powiem „z tyłu książki”), teraz dopiero zacznie właściwą przygodę. Nie muszę chyba mówić, jak ważne jest, by go zainteresować. Jeśli poczuje zaciekawienie, inspirację czy zwykłą potrzebę dowiedzenia się, co będzie dalej, udało się nam. Jeśli nie, no trudno… Gorzej, jeśli zniechęciliśmy do siebie odbiorcę, co też się czasem zdarza. Wtedy albo okaże się cierpliwy, albo po prostu przestanie czytać, na naszą, jako autorów, niekorzyść.</text:span></text:p>
      <text:p text:style-name="P1"><text:span text:style-name="T2">Jakie podstawowe błędy możemy popełnić? Przede wszystkim nie zatroszczyć się o stronę stylistyczną i techniczną początku. Paskudny błąd językowy na początku może skutecznie zrazić do nas czytelnika, tak samo jak dziwny szyk zdań; takie mankamenty sugerują, że dalej nie będzie lepiej. Następnym problemem jest pojawiający się w niektórych fikach dłużący się wstęp, podczas którego albo nie dostajemy wcale informacji, albo dla nas, jako jeszcze nie znających dzieła, są one kompletnie nieistotne. Wielu autorów zapomina też o zasadniczym fakcie – to, że oni sami znają swój świat, nie oznacza, że czytelnik się w nim orientuje. Musimy pamiętać o tym, że kompletnie inaczej wykłada się informację w środku tekstu niż na jego początku.</text:span></text:p>
      <text:p text:style-name="P1"><text:span text:style-name="T2">Dobrze, skoro uniknęliśmy zagłodzenia, błędów językowych i stylistycznych oraz epatowania niepotrzebnymi informacjami, co dalej? To wciąż porady, jak nie zepsuć początku, a nie jak go dopieścić. Nie jest łatwą sztuką napisać tę część fika naprawdę dobrze, ale warto próbować. Hitchcock powiedział: „Film powinien zaczynać się od trzęsienia ziemi, potem zaś napięcie ma nieustannie rosnąć.” Nie interpretujmy tego jako konieczność rzucenia czytelnika w wir wydarzeń już na starcie, ale wymyślmy jakiś pomysł, cokolwiek, co przyciągnie jego uwagę i stanie się wielką zachętą. Pisząc fika, warto mieć dobry pomysł na jego początek. Czasami sprowadza się to do jakiegoś interesującego zabiegu, a czasem do jednego, pomysłowego zdania. Czytelnik mówiący do siebie wypełnione ciekawością „zaraz, co takiego?” to coś, co chcemy osiągnąć. Oto kilka tricków, które mogą się przydać:</text:span></text:p>
      <text:p text:style-name="P1"><text:span text:style-name="T2">– Rzucić czytelnika od razu w wir akcji. W ten sposób zaczynały się </text:span><office:annotation><dc:date>0000-00-00T00:00:00</dc:date><text:p text:style-name="P6"><text:span text:style-name="T4">Nie ma to jak walka ze snajperem/łowcą egzorcystów/demonem na dzień dobry :)</text:span></text:p></office:annotation><text:span text:style-name="T2">„Kroniki Jakuba Wędrowycza”, lektura może niezbyt ambitna, ale bardzo zabawna. Technika polega na tym, że nie piszemy żadnych wstępów, opisów ani wprowadzeń, od razu przechodzimy do scen dynamicznych, a czytelnik wszystkiego dowiaduje się z nich. Może to być pościg, krótka potyczka, fragment bitwy, cokolwiek. W ten sposób unikamy zbędnych dłużyzn, ale ryzykujemy postawienie odbiorcy w stanie „co tu się, do cholery, dzieje?” Metodę tę polecam tym, którzy czują się pewnie w scenach akcji.</text:span></text:p>
      <text:p text:style-name="P1"><text:span text:style-name="T2">– Kompozycja klamrowa – rzecz stara jak świat, a jakże skuteczna. Oto na początku pokazać fragment końca lub bliższej finału części tekstu. W ten sposób czytelnik będzie się zastanawiał „jak do tego doszło”, a jeśli dalsza część fika jest skuteczna, powinniśmy go zainteresować. Doradzam ostrożność, nie jest dobrym pomysłem na samym początku odkryć naszą najlepszą tajemnicę w całości.</text:span></text:p>
      <text:p text:style-name="P1"><text:span text:style-name="T2">– Pomysł, pomysł jest niesamowicie ważny. Pisałem o tym kilka akapitów wyżej, pisałem w innych częściach „Sekretów…”, tak istotna jest ta wiedza. Warto już na samym początku pokazać nasz pomysł na opowiadanie, wyrazisty i mocny. A jeśli mamy oprócz tego pomysł nie na całe opowiadanie, ale na sam początek – tym lepiej. „Background Pony” już na wstępie pokazało, na jakim wspaniałym założeniu będzie się opierać, podobnie wyśmienita niezależna gra „To The Moon”, gdzie po szybkim pokazaniu, o czym właściwie jest to dzieło, nie można się już było od niego oderwać. Jeszcze przed rozpoczęciem </text:span><text:soft-page-break/><text:span text:style-name="T2">pisania zadajcie sobie pytania: „Czy mam pomysł na opowiadanie? Czy mam pomysł na jego początek?” Odpowiedź jest ważniejsza, niż możecie przypuszczać.</text:span></text:p>
      <text:p text:style-name="P2"/>
      <text:p text:style-name="P1"><text:span text:style-name="T2">To wszystko na dzisiaj. Następny numer przyniesie, zgodnie z obietnicą, rozwinięcie tematu przeszłości i kilka słów o kończeniu opowiadań. Dziękuję za uwagę i zapraszam ponownie!</text:span></text:p>
      <text:p text:style-name="P2"/>
      <text:p text:style-name="P2"/>
      <text:p text:style-name="P1"><text:a xlink:type="simple" xlink:href="http://fc03.deviantart.net/fs70/f/2012/087/6/b/steampunkshy_by_nastylady-d4u8scx.png" text:style-name="Internet_20_link" text:visited-style-name="Visited_20_Internet_20_Link">Standardowy</text:a><text:a xlink:type="simple" xlink:href="http://fc03.deviantart.net/fs70/f/2012/087/6/b/steampunkshy_by_nastylady-d4u8scx.png" text:style-name="Internet_20_link" text:visited-style-name="Visited_20_Internet_20_Link"> </text:a><text:a xlink:type="simple" xlink:href="http://fc03.deviantart.net/fs70/f/2012/087/6/b/steampunkshy_by_nastylady-d4u8scx.png" text:style-name="Internet_20_link" text:visited-style-name="Visited_20_Internet_20_Link">Art</text:a><text:a xlink:type="simple" xlink:href="http://fc03.deviantart.net/fs70/f/2012/087/6/b/steampunkshy_by_nastylady-d4u8scx.png" text:style-name="Internet_20_link" text:visited-style-name="Visited_20_Internet_20_Link"> </text:a><text:a xlink:type="simple" xlink:href="http://fc03.deviantart.net/fs70/f/2012/087/6/b/steampunkshy_by_nastylady-d4u8scx.png" text:style-name="Internet_20_link" text:visited-style-name="Visited_20_Internet_20_Link">serii</text:a><text:span text:style-name="T2"> <text:s text:c="2"/></text:span><text:a xlink:type="simple" xlink:href="http://nastylady.deviantart.com/art/Steampunkshy-292663185" text:style-name="Internet_20_link" text:visited-style-name="Visited_20_Internet_20_Link"><text:span text:style-name="T3">Źródło</text:span></text:a></text:p>
      <text:p text:style-name="P1"><text:a xlink:type="simple" xlink:href="http://fc05.deviantart.net/fs71/i/2011/247/e/f/clockwork_wallpaper_by_senovan-d48w18z.jpg" text:style-name="Internet_20_link" text:visited-style-name="Visited_20_Internet_20_Link">Art</text:a><text:a xlink:type="simple" xlink:href="http://fc05.deviantart.net/fs71/i/2011/247/e/f/clockwork_wallpaper_by_senovan-d48w18z.jpg" text:style-name="Internet_20_link" text:visited-style-name="Visited_20_Internet_20_Link"> </text:a><text:a xlink:type="simple" xlink:href="http://fc05.deviantart.net/fs71/i/2011/247/e/f/clockwork_wallpaper_by_senovan-d48w18z.jpg" text:style-name="Internet_20_link" text:visited-style-name="Visited_20_Internet_20_Link">II</text:a><text:span text:style-name="T2"> <text:s/></text:span><text:a xlink:type="simple" xlink:href="http://senovan.deviantart.com/art/Clockwork-Wallpaper-256796243" text:style-name="Internet_20_link" text:visited-style-name="Visited_20_Internet_20_Link"><text:span text:style-name="T3">Źródło</text:span></text:a></text:p>
      <text:p text:style-name="P1"><text:a xlink:type="simple" xlink:href="http://th09.deviantart.net/fs70/PRE/i/2013/089/3/4/preview__pony_royalty_by_earthsong9405-d5zsxwp.jpg" text:style-name="Internet_20_link" text:visited-style-name="Visited_20_Internet_20_Link">Art</text:a><text:a xlink:type="simple" xlink:href="http://th09.deviantart.net/fs70/PRE/i/2013/089/3/4/preview__pony_royalty_by_earthsong9405-d5zsxwp.jpg" text:style-name="Internet_20_link" text:visited-style-name="Visited_20_Internet_20_Link"> </text:a><text:a xlink:type="simple" xlink:href="http://th09.deviantart.net/fs70/PRE/i/2013/089/3/4/preview__pony_royalty_by_earthsong9405-d5zsxwp.jpg" text:style-name="Internet_20_link" text:visited-style-name="Visited_20_Internet_20_Link">III</text:a><text:span text:style-name="T2"> </text:span><text:a xlink:type="simple" xlink:href="http://www.deviantart.com/art/Preview-Pony-Royalty-362467753" text:style-name="Internet_20_link" text:visited-style-name="Visited_20_Internet_20_Link"><text:span text:style-name="T3">Źródł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break-before="auto" fo:break-after="auto"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break-before="auto" fo:break-after="auto" style:writing-mode="lr-tb"/>
      <style:text-properties style:font-name="Trebuchet MS" fo:font-family="'Trebuchet MS'" fo:font-size="13pt" fo:font-weight="normal" style:font-name-asian="Trebuchet MS" style:font-family-asian="'Trebuchet MS'" style:font-size-asian="13pt" style:font-weight-asian="normal" style:font-name-complex="Trebuchet MS" style:font-family-complex="'Trebuchet MS'" style:font-size-complex="13pt" style:font-weight-complex="normal"/>
    </style:style>
    <style:style style:name="Heading_20_3" style:display-name="Heading 3" style:family="paragraph" style:parent-style-name="Standard" style:class="text">
      <style:paragraph-properties fo:margin-top="0.282cm" fo:margin-bottom="0cm" loext:contextual-spacing="false" fo:line-height="115%" fo:break-before="auto" fo:break-after="auto" style:writing-mode="lr-tb"/>
      <style:text-properties fo:color="#666666" style:font-name="Trebuchet MS" fo:font-family="'Trebuchet MS'" fo:font-size="12pt" fo:font-weight="normal" style:font-name-asian="Trebuchet MS" style:font-family-asian="'Trebuchet MS'" style:font-size-asian="12pt" style:font-weight-asian="normal" style:font-name-complex="Trebuchet MS" style:font-family-complex="'Trebuchet MS'" style:font-size-complex="12pt" style:font-weight-complex="normal"/>
    </style:style>
    <style:style style:name="Heading_20_4" style:display-name="Heading 4" style:family="paragraph" style:parent-style-name="Standard" style:class="text">
      <style:paragraph-properties fo:margin-top="0.282cm" fo:margin-bottom="0cm" loext:contextual-spacing="false" fo:line-height="115%" fo:break-before="auto" fo:break-after="auto"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break-before="auto" fo:break-after="auto"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break-before="auto" fo:break-after="auto" style:writing-mode="lr-tb"/>
      <style:text-properties fo:color="#000000" style:font-name="Trebuchet MS" fo:font-family="'Trebuchet MS'" fo:font-size="13pt" fo:font-style="normal" style:font-name-asian="Trebuchet MS" style:font-family-asian="'Trebuchet MS'" style:font-size-asian="13pt" style:font-style-asian="normal" style:font-name-complex="Trebuchet MS" style:font-family-complex="'Trebuchet MS'" style:font-size-complex="13pt" style:font-style-complex="normal"/>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4-12-09T03:01:35.861000000</dc:date>
    <meta:editing-duration>PT11M39S</meta:editing-duration>
    <meta:document-statistic meta:table-count="0" meta:image-count="0" meta:object-count="0" meta:page-count="4" meta:paragraph-count="31" meta:word-count="1737" meta:character-count="12047" meta:non-whitespace-character-count="10318"/>
  </office:meta>
</office:document-meta>
</file>